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CD000001292BF874FE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89D0000012D70F69385.svm" manifest:media-type=""/>
  <manifest:file-entry manifest:full-path="Pictures/20000001000001CD0000012DBE74C9DE.svm" manifest:media-type=""/>
  <manifest:file-entry manifest:full-path="Pictures/200000010000038D0000010B6E117706.svm" manifest:media-type=""/>
  <manifest:file-entry manifest:full-path="Pictures/200000010000010F000000D85E522DB8.svm" manifest:media-type=""/>
  <manifest:file-entry manifest:full-path="Pictures/20000001000000ED00000129CBC32BD1.svm" manifest:media-type=""/>
  <manifest:file-entry manifest:full-path="Pictures/20000001000002430000014684BAD82B.svm" manifest:media-type=""/>
  <manifest:file-entry manifest:full-path="Pictures/2000000100000838000002B13E47B4CA.svm" manifest:media-type=""/>
  <manifest:file-entry manifest:full-path="Pictures/200000010000023B0000014A58B06249.svm" manifest:media-type=""/>
  <manifest:file-entry manifest:full-path="Pictures/200000010000019B000000D85292B577.svm" manifest:media-type=""/>
  <manifest:file-entry manifest:full-path="Pictures/2000000100000192000000D85559165A.svm" manifest:media-type=""/>
  <manifest:file-entry manifest:full-path="Pictures/20000002000003690000012EE6A1907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TexMathsArgs="6§display§i_e=\frac{v_{b1}-v_{b2}}{2 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-{}v_o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7§display§v_o=+2 \alpha i_e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7§display§i_e=\frac{v_{b1}-v_{b2}}{2 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alpha i_{e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alpha i_{e_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746cm" svg:height="4.063cm" svg:x="0.439cm" svg:y="0.311cm">
          <draw:image xlink:href="Pictures/20000002000003690000012EE6A19072.eps" xlink:type="simple" xlink:show="embed" xlink:actuate="onLoad">
            <text:p/>
          </draw:image>
        </draw:frame>
        <draw:frame draw:style-name="gr2" draw:text-style-name="P3" draw:layer="layout" svg:width="0.869cm" svg:height="0.916cm" svg:x="11.796cm" svg:y="0.47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326cm" svg:y="0.44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4" draw:layer="layout" svg:x1="3.584cm" svg:y1="3.139cm" svg:x2="3.596cm" svg:y2="3.032cm">
          <text:p/>
        </draw:line>
        <draw:line draw:style-name="gr3" draw:text-style-name="P4" draw:layer="layout" svg:x1="10.469cm" svg:y1="3.029cm" svg:x2="10.469cm" svg:y2="2.912cm">
          <text:p/>
        </draw:line>
        <draw:frame draw:style-name="gr4" draw:text-style-name="P1" draw:layer="layout" svg:width="0.481cm" svg:height="0.258cm" svg:x="0.196cm" svg:y="3.214cm">
          <draw:image xlink:href="Pictures/2000000100000192000000D85559165A.svm" xlink:type="simple" xlink:show="embed" xlink:actuate="onLoad">
            <text:p/>
          </draw:image>
        </draw:frame>
        <draw:frame draw:style-name="gr5" draw:text-style-name="P1" draw:layer="layout" svg:width="0.492cm" svg:height="0.258cm" svg:x="5.703cm" svg:y="3.203cm">
          <draw:image xlink:href="Pictures/200000010000019B000000D85292B577.svm" xlink:type="simple" xlink:show="embed" xlink:actuate="onLoad">
            <text:p/>
          </draw:image>
        </draw:frame>
        <draw:path draw:style-name="gr6" draw:text-style-name="P1" draw:layer="layout" svg:width="0.769cm" svg:height="0.682cm" svg:x="2.812cm" svg:y="3.06cm" svg:viewBox="0 0 770 683" svg:d="M770 27c0 371-167 656-385 656s-385-285-385-656c0-9 0-18 0-27">
          <text:p/>
        </draw:path>
        <draw:frame draw:style-name="gr7" draw:text-style-name="P1" draw:layer="layout" svg:width="1.262cm" svg:height="0.413cm" svg:x="2.574cm" svg:y="2.511cm">
          <draw:image xlink:href="Pictures/2000000100000838000002B13E47B4CA.svm" xlink:type="simple" xlink:show="embed" xlink:actuate="onLoad">
            <text:p/>
          </draw:image>
        </draw:frame>
        <draw:frame draw:style-name="gr8" draw:text-style-name="P1" draw:layer="layout" svg:width="0.283cm" svg:height="0.355cm" svg:x="3.04cm" svg:y="3.165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2.645cm" svg:y="3.842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324cm" svg:height="0.258cm" svg:x="3.351cm" svg:y="3.842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6cm" svg:x="1.451cm" svg:y="1.212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2cm" svg:height="0.36cm" svg:x="4.35cm" svg:y="1.212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908cm" svg:height="0.266cm" svg:x="2.736cm" svg:y="1.695cm">
          <draw:image xlink:href="Pictures/200000010000038D0000010B6E117706.svm" xlink:type="simple" xlink:show="embed" xlink:actuate="onLoad">
            <text:p/>
          </draw:image>
        </draw:frame>
        <draw:frame draw:style-name="gr12" draw:text-style-name="P1" draw:layer="layout" svg:width="1.543cm" svg:height="0.21cm" svg:x="2.39cm" svg:y="1.287cm">
          <draw:image xlink:href="Pictures/200000010000089D0000012D70F69385.svm" xlink:type="simple" xlink:show="embed" xlink:actuate="onLoad">
            <text:p/>
          </draw:image>
        </draw:frame>
        <draw:frame draw:style-name="gr4" draw:text-style-name="P1" draw:layer="layout" svg:width="0.481cm" svg:height="0.258cm" svg:x="6.669cm" svg:y="3.103cm">
          <draw:image xlink:href="Pictures/2000000100000192000000D85559165A.svm" xlink:type="simple" xlink:show="embed" xlink:actuate="onLoad">
            <text:p/>
          </draw:image>
        </draw:frame>
        <draw:frame draw:style-name="gr5" draw:text-style-name="P1" draw:layer="layout" svg:width="0.492cm" svg:height="0.258cm" svg:x="12.176cm" svg:y="3.092cm">
          <draw:image xlink:href="Pictures/200000010000019B000000D85292B577.svm" xlink:type="simple" xlink:show="embed" xlink:actuate="onLoad">
            <text:p/>
          </draw:image>
        </draw:frame>
        <draw:frame draw:style-name="gr10" draw:text-style-name="P1" draw:layer="layout" svg:width="0.552cm" svg:height="0.36cm" svg:x="7.924cm" svg:y="1.101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52cm" svg:height="0.36cm" svg:x="10.823cm" svg:y="1.101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324cm" svg:height="0.258cm" svg:x="8.191cm" svg:y="3.379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324cm" svg:height="0.258cm" svg:x="10.847cm" svg:y="3.379cm">
          <draw:image xlink:href="Pictures/200000010000010F000000D85E522DB8.svm" xlink:type="simple" xlink:show="embed" xlink:actuate="onLoad">
            <text:p/>
          </draw:image>
        </draw:frame>
        <draw:path draw:style-name="gr6" draw:text-style-name="P1" draw:layer="layout" svg:width="1.594cm" svg:height="1.011cm" svg:x="8.877cm" svg:y="2.939cm" svg:viewBox="0 0 1595 1012" svg:d="M1595 0c-23 578-361 1012-798 1012s-774-434-797-1012">
          <text:p/>
        </draw:path>
        <draw:frame draw:style-name="gr11" draw:text-style-name="P1" draw:layer="layout" svg:width="0.908cm" svg:height="0.266cm" svg:x="9.22cm" svg:y="1.582cm">
          <draw:image xlink:href="Pictures/200000010000038D0000010B6E117706.svm" xlink:type="simple" xlink:show="embed" xlink:actuate="onLoad">
            <text:p/>
          </draw:image>
        </draw:frame>
        <draw:frame draw:style-name="gr12" draw:text-style-name="P1" draw:layer="layout" svg:width="1.543cm" svg:height="0.21cm" svg:x="8.874cm" svg:y="1.174cm">
          <draw:image xlink:href="Pictures/200000010000089D0000012D70F69385.svm" xlink:type="simple" xlink:show="embed" xlink:actuate="onLoad">
            <text:p/>
          </draw:image>
        </draw:frame>
        <draw:frame draw:style-name="gr13" draw:text-style-name="P1" draw:layer="layout" svg:width="1.472cm" svg:height="0.482cm" svg:x="8.933cm" svg:y="2.614cm">
          <draw:image xlink:href="Pictures/2000000100000838000002B13E47B4CA.svm" xlink:type="simple" xlink:show="embed" xlink:actuate="onLoad">
            <text:p/>
          </draw:image>
        </draw:frame>
        <draw:frame draw:style-name="gr8" draw:text-style-name="P1" draw:layer="layout" svg:width="0.283cm" svg:height="0.355cm" svg:x="9.554cm" svg:y="3.422cm">
          <draw:image xlink:href="Pictures/20000001000000ED00000129CBC32BD1.svm" xlink:type="simple" xlink:show="embed" xlink:actuate="onLoad">
            <text:p/>
          </draw:image>
        </draw:frame>
        <draw:frame draw:style-name="gr14" draw:text-style-name="P1" draw:layer="layout" svg:width="0.684cm" svg:height="0.395cm" svg:x="7.799cm" svg:y="2.036cm">
          <draw:image xlink:href="Pictures/200000010000023B0000014A58B06249.svm" xlink:type="simple" xlink:show="embed" xlink:actuate="onLoad">
            <text:p/>
          </draw:image>
        </draw:frame>
        <draw:frame draw:style-name="gr15" draw:text-style-name="P1" draw:layer="layout" svg:width="0.694cm" svg:height="0.39cm" svg:x="10.966cm" svg:y="2.048cm">
          <draw:image xlink:href="Pictures/20000001000002430000014684BAD82B.svm" xlink:type="simple" xlink:show="embed" xlink:actuate="onLoad">
            <text:p/>
          </draw:image>
        </draw:frame>
        <draw:frame draw:style-name="gr16" draw:text-style-name="P1" draw:layer="layout" svg:width="0.456cm" svg:height="0.385cm" svg:x="1.351cm" svg:y="1.934cm">
          <draw:image xlink:href="Pictures/200000010000017D00000142CF7A6707.svm" xlink:type="simple" xlink:show="embed" xlink:actuate="onLoad">
            <text:p/>
          </draw:image>
        </draw:frame>
        <draw:frame draw:style-name="gr17" draw:text-style-name="P1" draw:layer="layout" svg:width="0.466cm" svg:height="0.385cm" svg:x="4.539cm" svg:y="1.934cm">
          <draw:image xlink:href="Pictures/200000010000018500000142AEA88071.svm" xlink:type="simple" xlink:show="embed" xlink:actuate="onLoad">
            <text:p/>
          </draw:image>
        </draw:frame>
        <draw:line draw:style-name="gr3" draw:text-style-name="P1" draw:layer="layout" svg:x1="8.502cm" svg:y1="0.464cm" svg:x2="8.502cm" svg:y2="0.931cm">
          <text:p/>
        </draw:line>
        <draw:line draw:style-name="gr3" draw:text-style-name="P1" draw:layer="layout" svg:x1="10.836cm" svg:y1="0.931cm" svg:x2="10.836cm" svg:y2="0.464cm">
          <text:p/>
        </draw:line>
        <draw:frame draw:style-name="gr18" draw:text-style-name="P1" draw:layer="layout" svg:width="0.552cm" svg:height="0.355cm" svg:x="7.806cm" svg:y="0.512cm">
          <draw:image xlink:href="Pictures/20000001000001CD000001292BF874FE.svm" xlink:type="simple" xlink:show="embed" xlink:actuate="onLoad">
            <text:p/>
          </draw:image>
        </draw:frame>
        <draw:frame draw:style-name="gr18" draw:text-style-name="P1" draw:layer="layout" svg:width="0.552cm" svg:height="0.355cm" svg:x="10.95cm" svg:y="0.512cm">
          <draw:image xlink:href="Pictures/20000001000001CD000001292BF874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37:32.475801581</dc:date>
    <meta:editing-duration>PT1H1M38S</meta:editing-duration>
    <meta:editing-cycles>9</meta:editing-cycles>
    <meta:generator>LibreOffice/4.2.8.2$Linux_x86 LibreOffice_project/420m0$Build-2</meta:generator>
    <meta:document-statistic meta:object-count="35"/>
  </office:meta>
</office:document-meta>
</file>